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c519c" officeooo:paragraph-rsid="001c519c"/>
    </style:style>
    <style:style style:name="P2" style:family="paragraph" style:parent-style-name="Standard">
      <style:text-properties officeooo:rsid="001d25f3" officeooo:paragraph-rsid="001d25f3"/>
    </style:style>
    <style:style style:name="P3" style:family="paragraph" style:parent-style-name="Standard">
      <style:text-properties officeooo:rsid="001b94ab" officeooo:paragraph-rsid="001b94ab"/>
    </style:style>
    <style:style style:name="P4" style:family="paragraph" style:parent-style-name="Standard">
      <style:text-properties officeooo:rsid="001b94ab" officeooo:paragraph-rsid="001d25f3"/>
    </style:style>
    <style:style style:name="P5" style:family="paragraph" style:parent-style-name="Standard">
      <style:text-properties officeooo:rsid="001e93f7" officeooo:paragraph-rsid="001e93f7"/>
    </style:style>
    <style:style style:name="P6" style:family="paragraph" style:parent-style-name="Standard">
      <style:text-properties officeooo:rsid="001d25f3" officeooo:paragraph-rsid="001d25f3"/>
    </style:style>
    <style:style style:name="P7" style:family="paragraph" style:parent-style-name="Standard">
      <style:text-properties officeooo:rsid="001d25f3" officeooo:paragraph-rsid="001e93f7"/>
    </style:style>
    <style:style style:name="P8" style:family="paragraph" style:parent-style-name="Standard">
      <style:text-properties officeooo:rsid="00202e3f" officeooo:paragraph-rsid="00202e3f"/>
    </style:style>
    <style:style style:name="P9" style:family="paragraph" style:parent-style-name="Standard">
      <style:text-properties officeooo:rsid="00202e3f" officeooo:paragraph-rsid="00209c96"/>
    </style:style>
    <style:style style:name="P10" style:family="paragraph" style:parent-style-name="Standard">
      <style:text-properties officeooo:rsid="00226a33" officeooo:paragraph-rsid="00226a33"/>
    </style:style>
    <style:style style:name="T1" style:family="text">
      <style:text-properties officeooo:rsid="00202e3f"/>
    </style:style>
    <style:style style:name="T2" style:family="text">
      <style:text-properties officeooo:rsid="00209c96"/>
    </style:style>
    <style:style style:name="T3" style:family="text">
      <style:text-properties officeooo:rsid="002142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act query</text:p>
      <text:p text:style-name="P2">Easy to learn – very good docs and videos <text:s/><text:tab/><text:tab/><text:span text:style-name="T1">9</text:span>/10</text:p>
      <text:p text:style-name="P2">Easy to start – no boilerplate <text:s/><text:tab/><text:tab/>10/10</text:p>
      <text:p text:style-name="P2">Supports infinitescroll (pagination) <text:s text:c="3"/><text:tab/><text:tab/>10/10</text:p>
      <text:p text:style-name="P8">Has smart events for refatching, for example tab, browser refocus, tab change that triggers refatch and refresh your data, but it can be too aggressive by default (its configurable) <text:tab/>8/10</text:p>
      <text:p text:style-name="P2">Out of box solution for fetching loading status etc..<text:tab/>10/10</text:p>
      <text:p text:style-name="P2">Cashing<text:tab/><text:tab/>10/10</text:p>
      <text:p text:style-name="P2">Optimistic updates<text:tab/><text:tab/>10/10</text:p>
      <text:p text:style-name="P2">Default settings<text:tab/><text:tab/>7/10<text:tab/>- a little bit aggressive api calls, retrying and refatching.</text:p>
      <text:p text:style-name="P2">Highly configurable<text:tab/><text:tab/>10/10</text:p>
      <text:p text:style-name="P2">How intuitive it is <text:tab/><text:tab/>8/10<text:tab/>-Personally I had a struggle with few things, also there are breaking changes between versions, so you need to be aware of that as well.</text:p>
      <text:p text:style-name="P5">Bundle size:</text:p>
      <text:p text:style-name="P2"/>
      <text:p text:style-name="P1"/>
      <text:p text:style-name="P4">Redux-toolkit query</text:p>
      <text:p text:style-name="P2"><text:span text:style-name="T1">Easy</text:span> learning curve – good docs<text:tab/><text:tab/><text:span text:style-name="T1">9</text:span>/10</text:p>
      <text:p text:style-name="P7">Medium to start – there is much boiler plate + forces you to add redux-toolkit.<text:tab/><text:span text:style-name="T1">8</text:span>/10</text:p>
      <text:p text:style-name="P9">Has smart events for refatching, for example tab, browser refocus, tab change that triggers refatch and refresh your data (<text:span text:style-name="T3">you need to configure that</text:span>) <text:tab/><text:span text:style-name="T2">9</text:span>/10</text:p>
      <text:p text:style-name="P7">Doesn’t support infinite scroll / pagination<text:tab/><text:tab/>1/10</text:p>
      <text:p text:style-name="P2">Out of box solution for fetching loading status etc..<text:tab/>10/10</text:p>
      <text:p text:style-name="P10">Its possible to configure your api queries globally (all queries for single api) and also to do it by query</text:p>
      <text:p text:style-name="P5">Cashing</text:p>
      <text:p text:style-name="P5">Optimistic updates</text:p>
      <text:p text:style-name="P5">Default settings</text:p>
      <text:p text:style-name="P5">Configurability</text:p>
      <text:p text:style-name="P5">How intuitive it is</text:p>
      <text:p text:style-name="P5">Bundle size</text:p>
      <text:p text:style-name="P2"/>
      <text:p text:style-name="P2"/>
      <text:p text:style-name="P3"/>
      <text:p text:style-name="P2">Write your own with axios/fetch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4T23:01:07.861000000</dc:date>
    <meta:editing-duration>PT5H23M39S</meta:editing-duration>
    <meta:editing-cycles>8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6" meta:word-count="216" meta:character-count="1345" meta:non-whitespace-character-count="1130"/>
  </office:meta>
</office:document-meta>
</file>